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3.6134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Estimated Price per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BB 1SL0828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7" calcext:value-type="float">
            <text:p>17</text:p>
          </table:table-cell>
          <table:table-cell table:formula="of:=[.D3]*[.F3]" office:value-type="float" office:value="17" calcext:value-type="float">
            <text:p>17</text:p>
          </table:table-cell>
          <table:table-cell office:value-type="string" calcext:value-type="string">
            <text:p>DIM 310x240x1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Stepper Motor NEMA 17 (17HS19-2004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formula="of:=[.D4]*[.F4]" office:value-type="float" office:value="20" calcext:value-type="float">
            <text:p>20</text:p>
          </table:table-cell>
          <table:table-cell office:value-type="string" calcext:value-type="string">
            <text:p>Any stepper motor NEMA 17 with aprox torque characteristics like ours will fi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70mm threaded ro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5" calcext:value-type="float">
            <text:p>0.5</text:p>
          </table:table-cell>
          <table:table-cell table:formula="of:=[.D5]*[.F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yloc nu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/>
          <table:table-cell table:formula="of:=[.D6]*[.F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/>
          <table:table-cell table:formula="of:=[.D7]*[.F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608RS Ball bear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/>
          <table:table-cell table:formula="of:=[.D8]*[.F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0mm Headless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9]*[.F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Ball bearing holder cap</text:p>
          </table:table-cell>
          <table:table-cell office:value-type="string" calcext:value-type="string">
            <text:p>ball_bearing_holder_cup.s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/>
          <table:table-cell table:formula="of:=[.D10]*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Side</text:p>
          </table:table-cell>
          <table:table-cell office:value-type="string" calcext:value-type="string">
            <text:p>axis_side.s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/>
          <table:table-cell table:formula="of:=[.D11]*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Worm Gear</text:p>
          </table:table-cell>
          <table:table-cell office:value-type="string" calcext:value-type="string">
            <text:p>worm_gea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12]*[.F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H21LOB with Breako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13]*[.F13]" office:value-type="float" office:value="0" calcext:value-type="float">
            <text:p>0</text:p>
          </table:table-cell>
          <table:table-cell office:value-type="string" calcext:value-type="string">
            <text:p>Breakout is optional, you can also use TCST2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sensor holder</text:p>
          </table:table-cell>
          <table:table-cell office:value-type="string" calcext:value-type="string">
            <text:p>homing_sensor_holde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14]*[.F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16m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/>
          <table:table-cell table:formula="of:=[.D15]*[.F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u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/>
          <table:table-cell table:formula="of:=[.D16]*[.F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Bushing</text:p>
          </table:table-cell>
          <table:table-cell office:value-type="string" calcext:value-type="string">
            <text:p>axis_bushing.s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/>
          <table:table-cell table:formula="of:=[.D17]*[.F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</text:p>
          </table:table-cell>
          <table:table-cell office:value-type="string" calcext:value-type="string">
            <text:p>axis_gea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18]*[.F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32 PVC tub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19]*[.F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50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20]*[.F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 Spa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21]*[.F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x 18m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/>
          <table:table-cell table:formula="of:=[.D22]*[.F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washer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a</text:p>
          </table:table-cell>
          <table:table-cell/>
          <table:table-cell table:formula="of:=[.D23]*[.F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n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/>
          <table:table-cell table:formula="of:=[.D24]*[.F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Ring</text:p>
          </table:table-cell>
          <table:table-cell office:value-type="string" calcext:value-type="string">
            <text:p>TB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25]*[.F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5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/>
          <table:table-cell table:formula="of:=[.D26]*[.F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 sm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/>
          <table:table-cell table:formula="of:=[.D27]*[.F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zimuth Axis Pillar</text:p>
          </table:table-cell>
          <table:table-cell office:value-type="string" calcext:value-type="string">
            <text:p>azimuth_axis_pillar.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table:formula="of:=[.D28]*[.F28]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3:18:40.552537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os Papadeas</meta:initial-creator>
    <meta:creation-date>2014-09-23T13:54:42.231051687</meta:creation-date>
    <dc:date>2014-09-24T13:19:50.465318466</dc:date>
    <dc:creator>Pierros Papadeas</dc:creator>
    <meta:editing-duration>PT7H6M40S</meta:editing-duration>
    <meta:editing-cycles>6</meta:editing-cycles>
    <meta:generator>LibreOffice/4.2.6.3$Linux_X86_64 LibreOffice_project/420$Build-3</meta:generator>
    <meta:document-statistic meta:table-count="1" meta:cell-count="152" meta:object-count="0"/>
  </office:meta>
</office:document-meta>
</file>